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4" style:family="table-cell" style:parent-style-name="Normalny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Normalny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style:repeat-content="false"/>
      <style:paragraph-properties fo:text-align="center"/>
    </style:style>
    <style:style style:name="ce7" style:family="table-cell" style:parent-style-name="Default" style:data-style-name="N2">
      <style:table-cell-properties fo:border-top="thin solid #5C5C5C" fo:border-bottom="none" fo:border-left="thin solid #5C5C5C" fo:border-right="thin solid #5C5C5C" style:vertical-align="middle" style:repeat-content="false"/>
      <style:paragraph-properties fo:text-align="center"/>
    </style:style>
    <style:style style:name="ce8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Normalny_32_2" style:data-style-name="N0">
      <style:table-cell-properties fo:border="thin solid #5C5C5C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fo:border="thin solid #5C5C5C" style:vertical-align="middle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5C5C5C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5C5C5C" fo:border-bottom="thin solid #5C5C5C" fo:border-left="thin solid #5C5C5C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5C5C5C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2">
      <style:table-cell-properties fo:border-top="2pt solid #5C5C5C" fo:border-bottom="2pt solid #5C5C5C" fo:border-left="thin solid #5C5C5C" fo:border-right="2pt solid #5C5C5C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5C5C5C" fo:border-bottom="thin solid #000000" fo:border-left="thin solid #5C5C5C" fo:border-right="thin solid #5C5C5C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5C5C5C" fo:border-right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5C5C5C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5C5C5C" fo:border-bottom="2pt solid #5C5C5C" fo:border-left="2pt solid #5C5C5C" fo:border-right="thin solid #5C5C5C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1.11125cm" style:use-optimal-column-width="true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3.4131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2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21">
            <text:p>SYMBOL</text:p>
          </table:table-cell>
          <table:table-cell office:value-type="string" table:number-columns-spanned="1" table:number-rows-spanned="2" table:style-name="ce22">
            <text:p>URZĄDZENIE</text:p>
          </table:table-cell>
          <table:table-cell office:value-type="string" table:number-columns-spanned="1" table:number-rows-spanned="2" table:style-name="ce23">
            <text:p>ILOŚĆ</text:p>
          </table:table-cell>
          <table:table-cell office:value-type="string" table:number-columns-spanned="2" table:number-rows-spanned="1" table:style-name="ce24">
            <text:p>CENA JEDNOSTKOWA</text:p>
          </table:table-cell>
          <table:covered-table-cell/>
          <table:table-cell office:value-type="string" table:style-name="ce2">
            <text:p>CAŁOŚĆ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WARTOŚĆ BEZ VAT[zł]</text:p>
          </table:table-cell>
          <table:table-cell office:value-type="string" table:style-name="ce3">
            <text:p>WARTOŚĆ Z VAT[zł]</text:p>
          </table:table-cell>
          <table:table-cell office:value-type="string" table:style-name="ce3">
            <text:p>WARTOŚĆ Z VAT[zł]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B_R_0</text:p>
          </table:table-cell>
          <table:table-cell office:value-type="string" table:style-name="ce5">
            <text:p>Cisco 2821</text:p>
          </table:table-cell>
          <table:table-cell office:value-type="float" office:value="1" table:style-name="ce6">
            <text:p>1</text:p>
          </table:table-cell>
          <table:table-cell office:value-type="float" office:value="7385.09" table:style-name="ce7">
            <text:p>7385,09</text:p>
          </table:table-cell>
          <table:table-cell office:value-type="float" office:value="9083.66" table:style-name="ce7">
            <text:p>9083,66</text:p>
          </table:table-cell>
          <table:table-cell office:value-type="float" office:value="9083.66" table:formula="msoxl:=C3*E3" table:style-name="ce7">
            <text:p>9083,6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A_S3 B_S3</text:p>
          </table:table-cell>
          <table:table-cell office:value-type="string" table:style-name="ce9">
            <text:p>Cisco WS-C3550-12T</text:p>
          </table:table-cell>
          <table:table-cell office:value-type="float" office:value="2" table:style-name="ce10">
            <text:p>2</text:p>
          </table:table-cell>
          <table:table-cell office:value-type="float" office:value="1105.96" table:style-name="ce11">
            <text:p>1105,96</text:p>
          </table:table-cell>
          <table:table-cell office:value-type="float" office:value="1360.33" table:style-name="ce11">
            <text:p>1360,33</text:p>
          </table:table-cell>
          <table:table-cell office:value-type="float" office:value="2720.66" table:formula="msoxl:=C4*E4" table:style-name="ce7">
            <text:p>2720,66</text:p>
          </table:table-cell>
          <table:table-cell table:number-columns-repeated="2" table:style-name="ce1"/>
          <table:table-cell office:value-type="string" table:style-name="ce1">
            <text:p>2 x GBIC</text:p>
          </table:table-cell>
          <table:table-cell table:style-name="ce1"/>
          <table:table-cell office:value-type="string" table:style-name="ce1">
            <text:p>yee, wiec można światłowód bez problemu dać</text:p>
          </table:table-cell>
          <table:table-cell table:number-columns-repeated="16373"/>
        </table:table-row>
        <table:table-row table:style-name="ro3">
          <table:table-cell office:value-type="string" table:style-name="ce8">
            <text:p>A_S2_0 A_S2_1 B_S2_0 B_S2_1 B_S2_2</text:p>
          </table:table-cell>
          <table:table-cell office:value-type="string" table:style-name="ce9">
            <text:p>Cisco SGE2010</text:p>
          </table:table-cell>
          <table:table-cell office:value-type="float" office:value="9" table:style-name="ce10">
            <text:p>9</text:p>
          </table:table-cell>
          <table:table-cell office:value-type="float" office:value="4897.93" table:style-name="ce11">
            <text:p>4897,93</text:p>
          </table:table-cell>
          <table:table-cell office:value-type="float" office:value="6024.46" table:style-name="ce11">
            <text:p>6024,46</text:p>
          </table:table-cell>
          <table:table-cell office:value-type="float" office:value="54220.14" table:formula="msoxl:=C5*E5" table:style-name="ce7">
            <text:p>54220,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A_AP</text:p>
          </table:table-cell>
          <table:table-cell office:value-type="string" table:style-name="ce9">
            <text:p>TL-WDR4300</text:p>
          </table:table-cell>
          <table:table-cell office:value-type="float" office:value="1" table:style-name="ce10">
            <text:p>1</text:p>
          </table:table-cell>
          <table:table-cell office:value-type="float" office:value="266.49" table:formula="msoxl:=E6*0.81" table:style-name="ce11">
            <text:p>266,49</text:p>
          </table:table-cell>
          <table:table-cell office:value-type="float" office:value="329" table:style-name="ce11">
            <text:p>329,00</text:p>
          </table:table-cell>
          <table:table-cell office:value-type="float" office:value="329" table:formula="msoxl:=C6*E6" table:style-name="ce7">
            <text:p>329,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RACK_A <text:s/>RACK_B</text:p>
          </table:table-cell>
          <table:table-cell office:value-type="string" table:style-name="ce13">
            <text:p>SIGNATI RACK 42U (SSR-42)</text:p>
          </table:table-cell>
          <table:table-cell office:value-type="float" office:value="2" table:style-name="ce10">
            <text:p>2</text:p>
          </table:table-cell>
          <table:table-cell office:value-type="float" office:value="2099.85" table:style-name="ce11">
            <text:p>2099,85</text:p>
          </table:table-cell>
          <table:table-cell office:value-type="float" office:value="2582.89" table:style-name="ce11">
            <text:p>2582,89</text:p>
          </table:table-cell>
          <table:table-cell office:value-type="float" office:value="5165.78" table:formula="msoxl:=C7*E7" table:style-name="ce7">
            <text:p>5165,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-</text:p>
          </table:table-cell>
          <table:table-cell office:value-type="string" table:style-name="ce13">
            <text:p>PATCH PANEL 48 UTP, KAT 6 2U 19"</text:p>
          </table:table-cell>
          <table:table-cell office:value-type="float" office:value="10" table:style-name="ce10">
            <text:p>10</text:p>
          </table:table-cell>
          <table:table-cell office:value-type="float" office:value="229" table:style-name="ce11">
            <text:p>229,00</text:p>
          </table:table-cell>
          <table:table-cell office:value-type="float" office:value="281.67" table:style-name="ce11">
            <text:p>281,67</text:p>
          </table:table-cell>
          <table:table-cell office:value-type="float" office:value="2816.7000000000003" table:formula="msoxl:=C8*E8" table:style-name="ce7">
            <text:p>2816,7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-</text:p>
          </table:table-cell>
          <table:table-cell office:value-type="string" table:style-name="ce13">
            <text:p>APC Smart-UPS SC 1500VA 2U RM/Tower</text:p>
          </table:table-cell>
          <table:table-cell office:value-type="float" office:value="1" table:style-name="ce10">
            <text:p>1</text:p>
          </table:table-cell>
          <table:table-cell office:value-type="float" office:value="1381.3" table:style-name="ce11">
            <text:p>1381,30</text:p>
          </table:table-cell>
          <table:table-cell office:value-type="float" office:value="1669" table:style-name="ce11">
            <text:p>1669,00</text:p>
          </table:table-cell>
          <table:table-cell office:value-type="float" office:value="1669" table:formula="msoxl:=C9*E9" table:style-name="ce7">
            <text:p>1669,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13">
            <text:p>Wtyk RJ45</text:p>
          </table:table-cell>
          <table:table-cell office:value-type="float" office:value="600" table:style-name="ce10">
            <text:p>600</text:p>
          </table:table-cell>
          <table:table-cell office:value-type="float" office:value="0.11" table:style-name="ce11">
            <text:p>0,11</text:p>
          </table:table-cell>
          <table:table-cell office:value-type="float" office:value="0.14000000000000001" table:style-name="ce11">
            <text:p>0,14</text:p>
          </table:table-cell>
          <table:table-cell office:value-type="float" office:value="84.000000000000014" table:formula="msoxl:=C10*E10" table:style-name="ce7">
            <text:p>84,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-</text:p>
          </table:table-cell>
          <table:table-cell office:value-type="string" table:style-name="ce13">
            <text:p>Gniazdo komputerowe <text:s/>SONATA ,KAT 6, x2</text:p>
          </table:table-cell>
          <table:table-cell office:value-type="float" office:value="290" table:style-name="ce10">
            <text:p>290</text:p>
          </table:table-cell>
          <table:table-cell office:value-type="float" office:value="73.790999999999997" table:formula="msoxl:=E11*0.81" table:style-name="ce11">
            <text:p>73,79</text:p>
          </table:table-cell>
          <table:table-cell office:value-type="float" office:value="91.1" table:style-name="ce11">
            <text:p>91,10</text:p>
          </table:table-cell>
          <table:table-cell office:value-type="float" office:value="26419" table:formula="msoxl:=C11*E11" table:style-name="ce7">
            <text:p>26419,0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-</text:p>
          </table:table-cell>
          <table:table-cell office:value-type="string" table:style-name="ce14">
            <text:p>Kabel instalacyjny Kat. 6 U/UTP LSOH 500m szpula</text:p>
          </table:table-cell>
          <table:table-cell office:value-type="float" office:value="13" table:style-name="ce6">
            <text:p>13</text:p>
          </table:table-cell>
          <table:table-cell office:value-type="float" office:value="850.5" table:style-name="ce7">
            <text:p>850,50</text:p>
          </table:table-cell>
          <table:table-cell office:value-type="float" office:value="1046.1199999999999" table:style-name="ce7">
            <text:p>1046,12</text:p>
          </table:table-cell>
          <table:table-cell office:value-type="float" office:value="13599.559999999998" table:formula="msoxl:=C12*E12" table:style-name="ce7">
            <text:p>13599,56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5" table:number-rows-spanned="1" table:style-name="ce25">
            <text:p>SUMA</text:p>
          </table:table-cell>
          <table:covered-table-cell table:number-columns-repeated="4"/>
          <table:table-cell office:value-type="float" office:value="116107.49999999999" table:formula="msoxl:=SUM(F3:F12)" table:style-name="ce15">
            <text:p>116107,50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2" table:style-name="ce16"/>
          <table:table-cell table:style-name="ce17"/>
          <table:table-cell table:number-columns-repeated="2" table:style-name="ce18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2" table:style-name="ce16"/>
          <table:table-cell table:style-name="ce17"/>
          <table:table-cell table:number-columns-repeated="2" table:style-name="ce18"/>
          <table:table-cell table:style-name="ce17"/>
          <table:table-cell table:number-columns-repeated="16378"/>
        </table:table-row>
        <table:table-row table:number-rows-repeated="6" table:style-name="ro1">
          <table:table-cell table:number-columns-repeated="2" table:style-name="ce16"/>
          <table:table-cell table:number-columns-repeated="4" table:style-name="ce17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6">
            <text:p>SUMA</text:p>
          </table:table-cell>
          <table:covered-table-cell table:number-columns-repeated="3"/>
          <table:table-cell table:number-columns-repeated="2" table:style-name="ce20"/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  <table:table table:name="tmp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Symbol</text:p>
          </table:table-cell>
          <table:table-cell office:value-type="string" table:style-name="ce2">
            <text:p>Nazwa urządzenia</text:p>
          </table:table-cell>
          <table:table-cell office:value-type="string" table:style-name="ce2">
            <text:p>Producent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Ilość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_R_0</text:p>
          </table:table-cell>
          <table:table-cell office:value-type="string" table:style-name="ce2">
            <text:p>Router brzegowy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282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7">
            <text:p>A_S3 B_S3</text:p>
          </table:table-cell>
          <table:table-cell office:value-type="string" table:style-name="ce2">
            <text:p>Switch warstwy 3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WS-C3550-12T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A_S2_0 A_S2_1 B_S2_0 B_S2_1 B_S2_2</text:p>
          </table:table-cell>
          <table:table-cell office:value-type="string" table:style-name="ce2">
            <text:p>Switch warstwy 2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SGE2010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_AP</text:p>
          </table:table-cell>
          <table:table-cell office:value-type="string" table:style-name="ce2">
            <text:p>Punkt dostępowy</text:p>
          </table:table-cell>
          <table:table-cell office:value-type="string" table:style-name="ce2">
            <text:p>TP-Link</text:p>
          </table:table-cell>
          <table:table-cell office:value-type="string" table:style-name="ce2">
            <text:p>TL-WDR430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USŁUGA</text:p>
          </table:table-cell>
          <table:table-cell office:value-type="string" table:style-name="ce1">
            <text:p>ILOŚĆ</text:p>
          </table:table-cell>
          <table:table-cell office:value-type="string" table:style-name="ce1">
            <text:p>CENA JEDNOSTKOWA</text:p>
          </table:table-cell>
          <table:table-cell table:style-name="ce1"/>
          <table:table-cell office:value-type="string" table:style-name="ce1">
            <text:p>CAŁOŚĆ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WARTOŚĆ BEZ VAT[zł]</text:p>
          </table:table-cell>
          <table:table-cell office:value-type="string" table:style-name="ce1">
            <text:p>WARTOŚĆ Z VAT[zł]</text:p>
          </table:table-cell>
          <table:table-cell office:value-type="string" table:style-name="ce1">
            <text:p>WARTOŚĆ Z VAT[zł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zierżawa łącza internetowego od firmy SEEV (umowa na 24 miesiące)</text:p>
          </table:table-cell>
          <table:table-cell office:value-type="float" office:value="2" table:style-name="ce1">
            <text:p>2</text:p>
          </table:table-cell>
          <table:table-cell office:value-type="float" office:value="3260" table:style-name="ce1">
            <text:p>3260</text:p>
          </table:table-cell>
          <table:table-cell office:value-type="float" office:value="8019.6" table:style-name="ce1">
            <text:p>8019,6</text:p>
          </table:table-cell>
          <table:table-cell office:value-type="float" office:value="8019.6" table:style-name="ce1">
            <text:p>8019,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MA</text:p>
          </table:table-cell>
          <table:table-cell table:number-columns-repeated="2" table:style-name="ce1"/>
          <table:table-cell office:value-type="float" office:value="8019.6" table:style-name="ce1">
            <text:p>8019,6</text:p>
          </table:table-cell>
          <table:table-cell office:value-type="float" office:value="8019.6" table:style-name="ce1">
            <text:p>8019,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rkusz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style style:name="Normalny_32_2" style:display-name="Normalny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5-25T16:27:32Z</meta:creation-date>
    <dc:date>2013-05-25T17:32:26Z</dc:date>
  </office:meta>
</office:document-meta>
</file>